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Preformatted_20_Text">
      <style:text-properties officeooo:rsid="004a33bb" officeooo:paragraph-rsid="00101bab"/>
    </style:style>
    <style:style style:name="P2" style:family="paragraph" style:parent-style-name="Preformatted_20_Text">
      <style:text-properties style:font-name="monospace" officeooo:rsid="004a33bb" officeooo:paragraph-rsid="00124764"/>
    </style:style>
    <style:style style:name="P3" style:family="paragraph" style:parent-style-name="Preformatted_20_Text">
      <style:text-properties style:font-name="monospace" officeooo:rsid="004a33bb" officeooo:paragraph-rsid="0013474f"/>
    </style:style>
    <style:style style:name="P4" style:family="paragraph" style:parent-style-name="Preformatted_20_Text">
      <style:text-properties style:font-name="monospace" officeooo:rsid="004a33bb" officeooo:paragraph-rsid="0014fcd6"/>
    </style:style>
    <style:style style:name="P5" style:family="paragraph" style:parent-style-name="Preformatted_20_Text">
      <style:text-properties style:font-name="monospace" officeooo:rsid="004a33bb" officeooo:paragraph-rsid="001808ee"/>
    </style:style>
    <style:style style:name="P6" style:family="paragraph" style:parent-style-name="Preformatted_20_Text">
      <style:text-properties officeooo:rsid="001179b1" officeooo:paragraph-rsid="001179b1"/>
    </style:style>
    <style:style style:name="P7" style:family="paragraph" style:parent-style-name="Preformatted_20_Text">
      <style:text-properties officeooo:rsid="00121538" officeooo:paragraph-rsid="00121538"/>
    </style:style>
    <style:style style:name="P8" style:family="paragraph" style:parent-style-name="Standard">
      <style:text-properties officeooo:rsid="0023f37c" officeooo:paragraph-rsid="00101bab"/>
    </style:style>
    <style:style style:name="P9" style:family="paragraph" style:parent-style-name="Standard">
      <style:text-properties officeooo:rsid="00461f33" officeooo:paragraph-rsid="00101bab"/>
    </style:style>
    <style:style style:name="P10" style:family="paragraph" style:parent-style-name="Standard">
      <style:text-properties officeooo:rsid="00467fa3" officeooo:paragraph-rsid="00101bab"/>
    </style:style>
    <style:style style:name="P11" style:family="paragraph" style:parent-style-name="Standard">
      <style:text-properties officeooo:rsid="004a33bb" officeooo:paragraph-rsid="00101bab"/>
    </style:style>
    <style:style style:name="T1" style:family="text">
      <style:text-properties officeooo:rsid="002e7422"/>
    </style:style>
    <style:style style:name="T2" style:family="text">
      <style:text-properties officeooo:rsid="00467fa3"/>
    </style:style>
    <style:style style:name="T3" style:family="text">
      <style:text-properties officeooo:rsid="00485262"/>
    </style:style>
    <style:style style:name="T4" style:family="text">
      <style:text-properties officeooo:rsid="0010938a"/>
    </style:style>
    <style:style style:name="T5" style:family="text">
      <style:text-properties fo:color="#005fd7" fo:background-color="#ffffff" loext:char-shading-value="0"/>
    </style:style>
    <style:style style:name="T6" style:family="text">
      <style:text-properties fo:color="#000000" fo:background-color="#ffffff" loext:char-shading-value="0"/>
    </style:style>
    <style:style style:name="T7" style:family="text">
      <style:text-properties fo:color="#000000" officeooo:rsid="00124764" fo:background-color="#ffffff" loext:char-shading-value="0"/>
    </style:style>
    <style:style style:name="T8" style:family="text">
      <style:text-properties fo:color="#000000" officeooo:rsid="0013474f" fo:background-color="#ffffff" loext:char-shading-value="0"/>
    </style:style>
    <style:style style:name="T9" style:family="text">
      <style:text-properties fo:color="#000000" officeooo:rsid="001808ee" fo:background-color="#ffffff" loext:char-shading-value="0"/>
    </style:style>
    <style:style style:name="T10" style:family="text">
      <style:text-properties fo:color="#000000" officeooo:rsid="00195219" fo:background-color="#ffffff" loext:char-shading-value="0"/>
    </style:style>
    <style:style style:name="T11" style:family="text">
      <style:text-properties fo:color="#00afff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evOps/Analista de configuração: <text:span text:style-name="T1">Anderson – Trazer as ferramentas e tecnologias necessárias para o desenvolvimento da aplicação.</text:span></text:p>
      <text:p text:style-name="P9"/>
      <text:p text:style-name="P9">Ferramentas:</text:p>
      <text:p text:style-name="P9"><text:span text:style-name="T2">Linguagem: </text:span>Java <text:span text:style-name="T2">→ </text:span>Eclipse</text:p>
      <text:p text:style-name="P10">Banco de dados → MySQL ou MariaDB: <text:span text:style-name="T3">Nesse caso utilizarei o MariaDB.</text:span></text:p>
      <text:p text:style-name="P11">Preparando o sistema <text:span text:style-name="T4">para o mariaDB:</text:span></text:p>
      <text:p text:style-name="P1"><text:span text:style-name="T4"><text:s/># </text:span>aptitude update &amp;&amp; aptitude upgrade</text:p>
      <text:p text:style-name="P1"><text:s/># aptitude install mysql-server mysql-client</text:p>
      <text:p text:style-name="P1"><text:s/># /usr/bin/mysqladmin -u root password 'enter-your-good-new-password-here'</text:p>
      <text:p text:style-name="P6">Agora acesse usando</text:p>
      <text:p text:style-name="P6">mysql -u root -p</text:p>
      <text:p text:style-name="P6">deu erro?</text:p>
      <text:p text:style-name="P6">Veja esse link <text:a xlink:type="simple" xlink:href="https://elias.praciano.com/2017/07/como-resolver-o-erro-1698-de-acesso-negado-no-mysql-e-mariadb/" text:style-name="Internet_20_link" text:visited-style-name="Visited_20_Internet_20_Link">https://elias.praciano.com/2017/07/como-resolver-o-erro-1698-de-acesso-negado-no-mysql-e-mariadb/</text:a></text:p>
      <text:p text:style-name="P7">procedimento abaixo:</text:p>
      <text:p text:style-name="P2"><text:span text:style-name="T5">sudo</text:span><text:span text:style-name="T6"> </text:span><text:span text:style-name="T11">mysql</text:span><text:span text:style-name="T6"> </text:span><text:span text:style-name="T11">-u</text:span><text:span text:style-name="T6"> </text:span><text:span text:style-name="T11">root</text:span><text:span text:style-name="T6"> </text:span></text:p>
      <text:p text:style-name="P2"><text:span text:style-name="Source_20_Text"><text:span text:style-name="T6">use mysql</text:span></text:span></text:p>
      <text:p text:style-name="P2"><text:span text:style-name="Source_20_Text"><text:span text:style-name="T6">update user set plugin='' where User='root';</text:span></text:span></text:p>
      <text:p text:style-name="P2"><text:span text:style-name="Source_20_Text"><text:span text:style-name="T6">flush privileges;</text:span></text:span></text:p>
      <text:p text:style-name="P3"><text:span text:style-name="Source_20_Text"><text:span text:style-name="T7">exit;</text:span></text:span></text:p>
      <text:p text:style-name="P3"><text:span text:style-name="Source_20_Text"><text:span text:style-name="T8">tente novamente</text:span></text:span></text:p>
      <text:p text:style-name="P4"><text:span text:style-name="Source_20_Text"><text:span text:style-name="T8">mysql -u root -p</text:span></text:span></text:p>
      <text:p text:style-name="P4"><text:span text:style-name="Source_20_Text"><text:span text:style-name="T8"/></text:span></text:p>
      <text:p text:style-name="P5"><text:span text:style-name="Source_20_Text"><text:span text:style-name="T9">Java:</text:span></text:span></text:p>
      <text:p text:style-name="P5"><text:span text:style-name="Source_20_Text"><text:span text:style-name="T9">baixe o jdk, o 8 de preferencia pois o 9...</text:span></text:span></text:p>
      <text:p text:style-name="P5"><text:span text:style-name="Source_20_Text"><text:span text:style-name="T9">Baixe o eclipse:</text:span></text:span></text:p>
      <text:p text:style-name="P5"><text:span text:style-name="Source_20_Text"><text:span text:style-name="T9">Baixe os </text:span></text:span><text:span text:style-name="Source_20_Text"><text:span text:style-name="T10">connectors mysql</text:span></text:span><text:span text:style-name="Source_20_Text"><text:span text:style-name="T9"> para java</text:span></text:span><text:line-break/></text:p>
      <text:p text:style-name="P1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23:18:12.153548412</meta:creation-date>
    <dc:date>2018-02-23T10:56:04.818639999</dc:date>
    <meta:editing-duration>PT33M7S</meta:editing-duration>
    <meta:editing-cycles>9</meta:editing-cycles>
    <meta:generator>LibreOffice/5.2.7.2$Linux_X86_64 LibreOffice_project/20m0$Build-2</meta:generator>
    <meta:document-statistic meta:table-count="0" meta:image-count="0" meta:object-count="0" meta:page-count="1" meta:paragraph-count="24" meta:word-count="111" meta:character-count="827" meta:non-whitespace-character-count="734"/>
  </office:meta>
</office:document-meta>
</file>